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91000000DEEA5FB36972BB9B4D.png" manifest:media-type="image/png"/>
  <manifest:file-entry manifest:full-path="Pictures/1000307F00002972000016F253B3C373D735318D.svg" manifest:media-type="image/svg+xml"/>
  <manifest:file-entry manifest:full-path="Pictures/1000000100000191000001142914484BBBAC58FC.png" manifest:media-type="image/png"/>
  <manifest:file-entry manifest:full-path="Pictures/1000000100000191000000DE6E7A29A17609B467.png" manifest:media-type="image/png"/>
  <manifest:file-entry manifest:full-path="Pictures/10002A5B00002972000016F2F7539442124A20FA.svg" manifest:media-type="image/svg+xml"/>
  <manifest:file-entry manifest:full-path="Pictures/10000001000001910000012EF2139805470F06EF.png" manifest:media-type="image/png"/>
  <manifest:file-entry manifest:full-path="Pictures/100043900000297200001F362731A7189C5589BA.svg" manifest:media-type="image/svg+xml"/>
  <manifest:file-entry manifest:full-path="Pictures/100046270000297200001C87A44F8DBA017E489D.svg" manifest:media-type="image/svg+xml"/>
  <manifest:file-entry manifest:full-path="Pictures/10000001000003D1000002009A946C90E82D557A.png" manifest:media-type="image/png"/>
  <manifest:file-entry manifest:full-path="Pictures/100083730000725800003BCA845C3A0E401B6F24.svg" manifest:media-type="image/svg+xml"/>
  <manifest:file-entry manifest:full-path="Pictures/10000001000003B80000020DB92DC309E8730353.png" manifest:media-type="image/png"/>
  <manifest:file-entry manifest:full-path="Pictures/1000AF5300007C200000446BDC8EA08DEA882B48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797cm" svg:x="1.169cm" svg:y="8.664cm">
          <draw:image xlink:href="Pictures/1000AF5300007C200000446BDC8EA08DEA882B48.svg" xlink:type="simple" xlink:show="embed" xlink:actuate="onLoad" draw:mime-type="image/svg+xml">
            <text:p/>
          </draw:image>
          <draw:image xlink:href="Pictures/10000001000003B80000020DB92DC309E8730353.png" xlink:type="simple" xlink:show="embed" xlink:actuate="onLoad" draw:mime-type="image/png"/>
        </draw:frame>
      </draw:page>
      <draw:page draw:name="page2" draw:style-name="dp1" draw:master-page-name="Default">
        <draw:frame draw:style-name="gr1" draw:text-style-name="P1" draw:layer="layout" svg:width="19.589cm" svg:height="10.242cm" svg:x="-0.355cm" svg:y="4.58cm">
          <draw:image xlink:href="Pictures/100083730000725800003BCA845C3A0E401B6F24.svg" xlink:type="simple" xlink:show="embed" xlink:actuate="onLoad" draw:mime-type="image/svg+xml">
            <text:p/>
          </draw:image>
          <draw:image xlink:href="Pictures/10000001000003D1000002009A946C90E82D557A.png" xlink:type="simple" xlink:show="embed" xlink:actuate="onLoad" draw:mime-type="image/png"/>
        </draw:frame>
      </draw:page>
      <draw:page draw:name="page3" draw:style-name="dp1" draw:master-page-name="Default">
        <draw:frame draw:style-name="gr2" draw:text-style-name="P2" draw:layer="layout" svg:width="10.609cm" svg:height="7.989cm" svg:x="5.001cm" svg:y="1.68cm">
          <draw:image xlink:href="Pictures/100043900000297200001F362731A7189C5589BA.svg" xlink:type="simple" xlink:show="embed" xlink:actuate="onLoad" draw:mime-type="image/svg+xml">
            <text:p/>
          </draw:image>
          <draw:image xlink:href="Pictures/10000001000001910000012EF2139805470F06EF.png" xlink:type="simple" xlink:show="embed" xlink:actuate="onLoad" draw:mime-type="image/png"/>
        </draw:frame>
        <draw:frame draw:style-name="gr2" draw:text-style-name="P2" draw:layer="layout" svg:width="10.609cm" svg:height="5.873cm" svg:x="5.961cm" svg:y="14.623cm">
          <draw:image xlink:href="Pictures/10002A5B00002972000016F2F7539442124A20FA.svg" xlink:type="simple" xlink:show="embed" xlink:actuate="onLoad" draw:mime-type="image/svg+xml">
            <text:p/>
          </draw:image>
          <draw:image xlink:href="Pictures/1000000100000191000000DE6E7A29A17609B467.png" xlink:type="simple" xlink:show="embed" xlink:actuate="onLoad" draw:mime-type="image/png"/>
        </draw:frame>
      </draw:page>
      <draw:page draw:name="page4" draw:style-name="dp1" draw:master-page-name="Default">
        <draw:frame draw:style-name="gr2" draw:text-style-name="P2" draw:layer="layout" svg:width="10.609cm" svg:height="5.873cm" svg:x="5.897cm" svg:y="2.504cm">
          <draw:image xlink:href="Pictures/1000307F00002972000016F253B3C373D735318D.svg" xlink:type="simple" xlink:show="embed" xlink:actuate="onLoad" draw:mime-type="image/svg+xml">
            <text:p/>
          </draw:image>
          <draw:image xlink:href="Pictures/1000000100000191000000DEEA5FB36972BB9B4D.png" xlink:type="simple" xlink:show="embed" xlink:actuate="onLoad" draw:mime-type="image/png"/>
        </draw:frame>
        <draw:frame draw:style-name="gr2" draw:text-style-name="P2" draw:layer="layout" svg:width="10.609cm" svg:height="7.302cm" svg:x="4.723cm" svg:y="11.349cm">
          <draw:image xlink:href="Pictures/100046270000297200001C87A44F8DBA017E489D.svg" xlink:type="simple" xlink:show="embed" xlink:actuate="onLoad" draw:mime-type="image/svg+xml">
            <text:p/>
          </draw:image>
          <draw:image xlink:href="Pictures/1000000100000191000001142914484BBBAC58FC.png" xlink:type="simple" xlink:show="embed" xlink:actuate="onLoad" draw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3-07T10:13:09.879071212</meta:creation-date>
    <dc:date>2022-03-09T09:01:09.128154808</dc:date>
    <meta:editing-duration>PT14S</meta:editing-duration>
    <meta:editing-cycles>4</meta:editing-cycles>
    <meta:generator>LibreOffice/7.2.5.2$Linux_X86_64 LibreOffice_project/20$Build-2</meta:generator>
    <meta:document-statistic meta:object-count="6"/>
  </office:meta>
</office:document-meta>
</file>